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</style:style>
    <style:style style:name="gr4" style:family="graphic" style:parent-style-name="standard">
      <style:graphic-properties draw:stroke="solid" svg:stroke-color="#ffffff" draw:textarea-horizontal-align="justify" draw:textarea-vertical-align="middle" draw:auto-grow-height="false" fo:min-height="1.1cm" fo:min-width="5.6cm"/>
    </style:style>
    <style:style style:name="gr5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5.6cm"/>
    </style:style>
    <style:style style:name="gr6" style:family="graphic" style:parent-style-name="standard">
      <style:graphic-properties svg:stroke-color="#ffffff" draw:fill-color="#404040" draw:textarea-horizontal-align="justify" draw:textarea-vertical-align="middle" draw:auto-grow-height="false" fo:min-height="1.1cm" fo:min-width="5.6cm"/>
    </style:style>
    <style:style style:name="gr7" style:family="graphic" style:parent-style-name="standard">
      <style:graphic-properties svg:stroke-color="#ffffff" draw:textarea-horizontal-align="justify" draw:textarea-vertical-align="bottom" draw:auto-grow-height="false" fo:min-height="5.104cm" fo:min-width="4.904cm" fo:padding-bottom="0cm"/>
    </style:style>
    <style:style style:name="gr8" style:family="graphic" style:parent-style-name="standard">
      <style:graphic-properties svg:stroke-color="#ffffff" draw:textarea-horizontal-align="justify" draw:textarea-vertical-align="bottom" draw:auto-grow-height="false" fo:min-height="4.398cm" fo:min-width="4.198cm" fo:padding-bottom="0cm"/>
    </style:style>
    <style:style style:name="gr9" style:family="graphic" style:parent-style-name="standard">
      <style:graphic-properties svg:stroke-color="#ffffff" draw:fill-color="#808080" draw:textarea-horizontal-align="justify" draw:textarea-vertical-align="bottom" draw:auto-grow-height="false" fo:min-height="3.69cm" fo:min-width="3.49cm" fo:padding-bottom="0cm"/>
    </style:style>
    <style:style style:name="gr10" style:family="graphic" style:parent-style-name="standard">
      <style:graphic-properties svg:stroke-color="#ffffff" draw:fill-color="#808080" draw:textarea-horizontal-align="justify" draw:textarea-vertical-align="bottom" draw:auto-grow-height="false" fo:min-height="2.982cm" fo:min-width="2.782cm" fo:padding-bottom="0cm"/>
    </style:style>
    <style:style style:name="gr11" style:family="graphic" style:parent-style-name="standard">
      <style:graphic-properties svg:stroke-color="#ffffff" draw:fill-color="#808080" draw:textarea-horizontal-align="justify" draw:textarea-vertical-align="bottom" draw:auto-grow-height="false" fo:min-height="2.276cm" fo:min-width="2.076cm" fo:padding-bottom="0cm"/>
    </style:style>
    <style:style style:name="gr12" style:family="graphic" style:parent-style-name="standard">
      <style:graphic-properties svg:stroke-color="#ffffff" draw:fill-color="#808080" draw:textarea-horizontal-align="justify" draw:textarea-vertical-align="bottom" draw:auto-grow-height="false" fo:min-height="1.568cm" fo:min-width="1.368cm" fo:padding-bottom="0cm"/>
    </style:style>
    <style:style style:name="gr13" style:family="graphic" style:parent-style-name="standard">
      <style:graphic-properties svg:stroke-color="#ffffff" draw:fill-color="#404040" draw:textarea-horizontal-align="justify" draw:textarea-vertical-align="bottom" draw:auto-grow-height="false" fo:min-height="0.862cm" fo:min-width="0.662cm" fo:padding-bottom="0cm"/>
    </style:style>
    <style:style style:name="gr14" style:family="graphic" style:parent-style-name="standard">
      <style:graphic-properties svg:stroke-color="#ffffff" draw:fill-color="#404040" draw:textarea-horizontal-align="justify" draw:textarea-vertical-align="bottom" draw:auto-grow-height="false" fo:min-height="0.154cm" fo:min-width="0cm" fo:padding-bottom="0cm"/>
    </style:style>
    <style:style style:name="gr15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16" style:family="graphic" style:parent-style-name="standard">
      <style:graphic-properties draw:stroke="solid" svg:stroke-width="0.1cm" svg:stroke-color="#ffffff" draw:marker-start-width="0.45cm" draw:marker-end-width="0.15cm" draw:fill="solid" draw:fill-color="#404040" draw:textarea-vertical-align="middle" draw:auto-grow-height="false" fo:min-height="1.406cm" fo:padding-top="0.25cm" fo:padding-bottom="0.25cm" fo:padding-left="0.25cm" fo:padding-right="0.25cm"/>
    </style:style>
    <style:style style:name="gr17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45cm" draw:marker-end-width="0.15cm" draw:fill="solid" draw:fill-color="#808080" draw:textarea-vertical-align="middle" draw:auto-grow-height="false" fo:min-height="1.406cm" fo:padding-top="0.25cm" fo:padding-bottom="0.25cm" fo:padding-left="0.25cm" fo:padding-right="0.25cm"/>
    </style:style>
    <style:style style:name="gr19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0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</style:style>
    <style:style style:name="gr23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24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25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952cm" fo:padding-top="0.2cm" fo:padding-left="0.5cm"/>
    </style:style>
    <style:style style:name="gr27" style:family="graphic" style:parent-style-name="standard">
      <style:graphic-properties draw:stroke="solid" svg:stroke-width="0.1cm" svg:stroke-color="#ffffff" draw:marker-start-width="0.45cm" draw:marker-end-width="0.15cm" draw:fill="solid" draw:fill-color="#3b70ee" draw:textarea-vertical-align="middle" draw:auto-grow-height="false" fo:min-height="1.406cm" fo:padding-top="0.25cm" fo:padding-bottom="0.25cm" fo:padding-left="0.25cm" fo:padding-right="0.25cm"/>
    </style:style>
    <style:style style:name="gr28" style:family="graphic" style:parent-style-name="standard">
      <style:graphic-properties draw:stroke="solid" svg:stroke-width="0.1cm" svg:stroke-color="#ffffff" draw:marker-start-width="0.45cm" draw:marker-end-width="0.15cm" draw:fill="solid" draw:fill-color="#34a3c5" draw:textarea-vertical-align="middle" draw:auto-grow-height="false" fo:min-height="1.406cm" fo:padding-top="0.25cm" fo:padding-bottom="0.25cm" fo:padding-left="0.25cm" fo:padding-right="0.25cm"/>
    </style:style>
    <style:style style:name="gr29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0" style:family="graphic" style:parent-style-name="standard">
      <style:graphic-properties draw:stroke="solid" svg:stroke-width="0.1cm" svg:stroke-color="#ffffff" draw:marker-start-width="0.45cm" draw:marker-end-width="0.15cm" draw:fill="solid" draw:fill-color="#502da2" draw:textarea-vertical-align="middle" draw:auto-grow-height="false" fo:min-height="1.406cm" fo:padding-top="0.25cm" fo:padding-bottom="0.25cm" fo:padding-left="0.25cm" fo:padding-right="0.25cm"/>
    </style:style>
    <style:style style:name="gr31" style:family="graphic" style:parent-style-name="standard">
      <style:graphic-properties draw:stroke="solid" svg:stroke-width="0.1cm" svg:stroke-color="#ffffff" draw:marker-start-width="0.45cm" draw:marker-end-width="0.15cm" draw:fill="solid" draw:fill-color="#b62118" draw:textarea-vertical-align="middle" draw:auto-grow-height="false" fo:min-height="1.406cm" fo:padding-top="0.25cm" fo:padding-bottom="0.25cm" fo:padding-left="0.25cm" fo:padding-right="0.25cm"/>
    </style:style>
    <style:style style:name="gr32" style:family="graphic" style:parent-style-name="standard">
      <style:graphic-properties draw:stroke="solid" svg:stroke-width="0.1cm" svg:stroke-color="#ffffff" draw:marker-start-width="0.45cm" draw:marker-end-width="0.15cm" draw:fill="solid" draw:fill-color="#f36838" draw:textarea-horizontal-align="center" draw:textarea-vertical-align="middle" draw:auto-grow-height="false" fo:min-height="1.406cm" fo:padding-top="0.25cm" fo:padding-bottom="0.25cm" fo:padding-left="0.25cm" fo:padding-right="0.25cm"/>
    </style:style>
    <style:style style:name="gr33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5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6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37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38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</style:style>
    <style:style style:name="gr39" style:family="graphic" style:parent-style-name="objectwithoutfill">
      <style:graphic-properties svg:stroke-color="#000000" draw:marker-end="Arrow" draw:marker-end-width="0.4cm" draw:fill="none"/>
    </style:style>
    <style:style style:name="gr40" style:family="graphic" style:parent-style-name="objectwithoutfill">
      <style:graphic-properties svg:stroke-color="#000000" draw:marker-end="Arrow" draw:marker-end-width="0.3cm" draw:fill="none"/>
    </style:style>
    <style:style style:name="gr41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</style:style>
    <style:style style:name="gr42" style:family="graphic" style:parent-style-name="standard">
      <style:graphic-properties svg:stroke-color="#ffffff" draw:fill-color="#404040" draw:textarea-horizontal-align="justify" draw:textarea-vertical-align="middle" draw:auto-grow-height="false" fo:min-height="1.599cm" fo:min-width="5.6cm"/>
    </style:style>
    <style:style style:name="gr43" style:family="graphic" style:parent-style-name="standard">
      <style:graphic-properties svg:stroke-color="#ffffff" draw:fill-color="#3b70ee" draw:textarea-horizontal-align="justify" draw:textarea-vertical-align="middle" draw:auto-grow-height="false" fo:min-height="1.599cm" fo:min-width="5.6cm"/>
    </style:style>
    <style:style style:name="gr44" style:family="graphic" style:parent-style-name="standard">
      <style:graphic-properties svg:stroke-color="#ffffff" draw:fill-color="#502da2" draw:textarea-horizontal-align="justify" draw:textarea-vertical-align="middle" draw:auto-grow-height="false" fo:min-height="1.599cm" fo:min-width="5.6cm"/>
    </style:style>
    <style:style style:name="gr45" style:family="graphic" style:parent-style-name="standard">
      <style:graphic-properties svg:stroke-color="#ffffff" draw:fill-color="#b62118" draw:textarea-horizontal-align="justify" draw:textarea-vertical-align="middle" draw:auto-grow-height="false" fo:min-height="1.599cm" fo:min-width="5.6cm"/>
    </style:style>
    <style:style style:name="gr46" style:family="graphic" style:parent-style-name="standard">
      <style:graphic-properties svg:stroke-color="#ffffff" draw:fill-color="#34a3c5" draw:textarea-horizontal-align="justify" draw:textarea-vertical-align="middle" draw:auto-grow-height="false" fo:min-height="1.599cm" fo:min-width="5.6cm"/>
    </style:style>
    <style:style style:name="gr47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48" style:family="graphic" style:parent-style-name="objectwithoutfill">
      <style:graphic-properties svg:stroke-color="#000000" draw:marker-end="Arrow" draw:marker-end-width="0.4cm" draw:fill="none"/>
    </style:style>
    <style:style style:name="gr49" style:family="graphic" style:parent-style-name="standard">
      <style:graphic-properties svg:stroke-color="#ffffff" draw:fill-color="#f36838" draw:textarea-horizontal-align="justify" draw:textarea-vertical-align="middle" draw:auto-grow-height="false" fo:min-height="1.6cm" fo:min-width="5.6cm"/>
    </style:style>
    <style:style style:name="gr50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5.6cm"/>
    </style:style>
    <style:style style:name="gr51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5.6cm"/>
    </style:style>
    <style:style style:name="gr52" style:family="graphic" style:parent-style-name="objectwithoutfill">
      <style:graphic-properties svg:stroke-color="#000000" draw:marker-end="" draw:fill="none" draw:textarea-horizontal-align="center"/>
    </style:style>
    <style:style style:name="gr53" style:family="graphic" style:parent-style-name="standard">
      <style:graphic-properties svg:stroke-color="#ffffff" draw:fill-color="#34a3c5" draw:textarea-horizontal-align="justify" draw:textarea-vertical-align="middle" draw:auto-grow-height="false" fo:min-height="1.6cm" fo:min-width="5.6cm"/>
    </style:style>
    <style:style style:name="gr54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55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56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57" style:family="graphic" style:parent-style-name="standard">
      <style:graphic-properties svg:stroke-color="#ffffff" draw:fill="solid" draw:fill-color="#808080" draw:textarea-horizontal-align="left" draw:textarea-vertical-align="top" draw:auto-grow-height="false" fo:min-height="3.6cm" fo:min-width="8.6cm"/>
    </style:style>
    <style:style style:name="gr58" style:family="graphic" style:parent-style-name="standard">
      <style:graphic-properties svg:stroke-color="#ffffff" draw:fill-color="#f36838" draw:textarea-horizontal-align="left" draw:textarea-vertical-align="top" draw:auto-grow-height="false" fo:min-height="3.6cm" fo:min-width="8.6cm"/>
    </style:style>
    <style:style style:name="gr59" style:family="graphic" style:parent-style-name="standard">
      <style:graphic-properties svg:stroke-color="#ffffff" draw:fill-color="#b62118" draw:textarea-horizontal-align="left" draw:textarea-vertical-align="top" draw:auto-grow-height="false" fo:min-height="3.6cm" fo:min-width="8.6cm"/>
    </style:style>
    <style:style style:name="gr60" style:family="graphic" style:parent-style-name="standard">
      <style:graphic-properties svg:stroke-color="#ffffff" draw:fill-color="#3b70ee" draw:textarea-horizontal-align="left" draw:textarea-vertical-align="top" draw:auto-grow-height="false" fo:min-height="3.6cm" fo:min-width="8.6cm"/>
    </style:style>
    <style:style style:name="gr61" style:family="graphic" style:parent-style-name="standard">
      <style:graphic-properties svg:stroke-color="#ffffff" draw:fill-color="#34a3c5" draw:textarea-horizontal-align="left" draw:textarea-vertical-align="top" draw:auto-grow-height="false" fo:min-height="3.6cm" fo:min-width="8.6cm"/>
    </style:style>
    <style:style style:name="gr62" style:family="graphic" style:parent-style-name="objectwithoutfill">
      <style:graphic-properties svg:stroke-width="0.05cm" svg:stroke-color="#c4c4c4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63" style:family="graphic" style:parent-style-name="standard">
      <style:graphic-properties draw:stroke="none" svg:stroke-color="#000000" draw:fill="solid" draw:fill-color="#c4c4c4" draw:textarea-horizontal-align="left" draw:textarea-vertical-align="top" draw:auto-grow-height="false" fo:min-height="0.1cm" fo:min-width="0.6cm"/>
    </style:style>
    <style:style style:name="gr64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65" style:family="graphic" style:parent-style-name="standard">
      <style:graphic-properties draw:stroke="dash" draw:stroke-dash="Ultrafine_20_Dashed"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66" style:family="graphic" style:parent-style-name="standard">
      <style:graphic-properties svg:stroke-width="0.2cm" draw:marker-start-width="0.65cm" draw:marker-end-width="0.65cm" draw:fill="solid" draw:fill-color="#333333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draw:stroke="solid" svg:stroke-color="#ffffff" draw:fill="solid" draw:fill-color="#404040" draw:auto-grow-height="false" fo:min-height="3.027cm"/>
    </style:style>
    <style:style style:name="gr68" style:family="graphic" style:parent-style-name="standard">
      <style:graphic-properties draw:stroke="solid" svg:stroke-color="#ffffff" draw:fill="solid" draw:fill-color="#404040" draw:auto-grow-height="false" fo:min-height="3.128cm"/>
    </style:style>
    <style:style style:name="gr69" style:family="graphic" style:parent-style-name="standard">
      <style:graphic-properties draw:stroke="solid" svg:stroke-color="#ffffff" draw:fill="solid" draw:fill-color="#c4c4c4" draw:auto-grow-height="false" fo:min-height="3.027cm"/>
    </style:style>
    <style:style style:name="gr70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71" style:family="graphic" style:parent-style-name="standard">
      <style:graphic-properties draw:stroke="solid" svg:stroke-color="#ffffff" draw:fill="solid" draw:fill-color="#c4c4c4" draw:auto-grow-height="false" fo:min-height="3.128cm"/>
    </style:style>
    <style:style style:name="gr72" style:family="graphic" style:parent-style-name="standard">
      <style:graphic-properties svg:stroke-width="0.1cm" svg:stroke-color="#b62118" draw:marker-start="Arrow" draw:marker-start-width="0.5cm" draw:marker-end-width="0.5cm" draw:textarea-horizontal-align="center" fo:padding-top="0.199cm" fo:padding-bottom="0.199cm" fo:padding-left="0.199cm" fo:padding-right="0.199cm"/>
    </style:style>
    <style:style style:name="gr73" style:family="graphic" style:parent-style-name="standard">
      <style:graphic-properties svg:stroke-width="0.1cm" svg:stroke-color="#95b241" draw:marker-start="Arrow" draw:marker-start-width="0.5cm" draw:marker-end-width="0.5cm" draw:textarea-horizontal-align="center" fo:padding-top="0.199cm" fo:padding-bottom="0.199cm" fo:padding-left="0.199cm" fo:padding-right="0.199cm"/>
    </style:style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-color="#808080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-color="#404040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808080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404040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404040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style:font-name="Arial1"/>
    </style:style>
    <style:style style:name="P16" style:family="paragraph">
      <loext:graphic-properties draw:fill="solid" draw:fill-color="#808080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style:font-name="Arial1" fo:font-size="18pt" style:font-size-asian="18pt" style:font-size-complex="18pt"/>
    </style:style>
    <style:style style:name="P18" style:family="paragraph">
      <loext:graphic-properties draw:fill="solid" draw:fill-color="#c4c4c4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404040"/>
      <style:paragraph-properties fo:text-align="center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style:font-name="Arial1" fo:font-size="18pt" style:font-size-asian="18pt" style:font-size-complex="18pt"/>
    </style:style>
    <style:style style:name="P21" style:family="paragraph">
      <loext:graphic-properties draw:fill="solid" draw:fill-color="#3b70ee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34a3c5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502da2"/>
      <style:paragraph-properties fo:text-align="center"/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b62118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solid" draw:fill-color="#f36838"/>
      <style:paragraph-properties fo:text-align="center"/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>
      <loext:graphic-properties draw:fill-color="#808080"/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28" style:family="paragraph">
      <loext:graphic-properties draw:fill-color="#c4c4c4"/>
      <style:paragraph-properties fo:text-align="center"/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P29" style:family="paragraph">
      <loext:graphic-properties draw:fill="none"/>
      <style:paragraph-properties fo:text-align="center"/>
      <style:text-properties fo:color="#ffffff" fo:font-size="29pt" fo:language="en" fo:country="US" fo:font-weight="bold" style:font-size-asian="32pt" style:font-weight-asian="bold" style:font-size-complex="32pt" style:font-weight-complex="bold"/>
    </style:style>
    <style:style style:name="P30" style:family="paragraph">
      <loext:graphic-properties draw:fill="none"/>
      <style:text-properties fo:language="en" fo:country="US"/>
    </style:style>
    <style:style style:name="P31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32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33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34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35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36" style:family="paragraph">
      <style:paragraph-properties fo:text-align="center"/>
      <style:text-properties fo:language="en" fo:country="US"/>
    </style:style>
    <style:style style:name="P37" style:family="paragraph">
      <loext:graphic-properties draw:fill="none"/>
      <style:paragraph-properties fo:text-align="start"/>
      <style:text-properties fo:font-size="13pt" fo:language="en" fo:country="US" style:font-size-asian="13pt" style:font-size-complex="13pt"/>
    </style:style>
    <style:style style:name="P38" style:family="paragraph">
      <loext:graphic-properties draw:fill="none"/>
      <style:paragraph-properties fo:text-align="end"/>
      <style:text-properties fo:font-size="13pt" fo:language="en" fo:country="US" style:font-size-asian="13pt" style:font-size-complex="13pt"/>
    </style:style>
    <style:style style:name="P39" style:family="paragraph">
      <loext:graphic-properties draw:fill="none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40" style:family="paragraph">
      <loext:graphic-properties draw:fill="none"/>
      <style:paragraph-properties fo:text-align="start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41" style:family="paragraph">
      <loext:graphic-properties draw:fill="none"/>
      <style:paragraph-properties fo:text-align="start"/>
      <style:text-properties fo:language="en" fo:country="US"/>
    </style:style>
    <style:style style:name="P42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43" style:family="paragraph">
      <style:paragraph-properties fo:text-align="center"/>
      <style:text-properties fo:font-size="15pt" fo:language="en" fo:country="US"/>
    </style:style>
    <style:style style:name="P44" style:family="paragraph">
      <style:paragraph-properties fo:text-align="center"/>
      <style:text-properties fo:color="#ffffff" fo:font-size="15pt" fo:language="en" fo:country="US" fo:font-weight="bold" style:font-size-asian="12pt" style:font-weight-asian="bold" style:font-size-complex="12pt" style:font-weight-complex="bold"/>
    </style:style>
    <style:style style:name="P45" style:family="paragraph">
      <loext:graphic-properties draw:fill-color="#808080"/>
      <style:paragraph-properties fo:text-align="center"/>
      <style:text-properties fo:color="#ffffff" fo:font-size="15pt" fo:language="en" fo:country="US" fo:font-weight="bold" style:font-size-asian="12pt" style:font-weight-asian="bold" style:font-size-complex="12pt" style:font-weight-complex="bold"/>
    </style:style>
    <style:style style:name="P46" style:family="paragraph">
      <loext:graphic-properties draw:fill-color="#c4c4c4"/>
      <style:paragraph-properties fo:text-align="center"/>
      <style:text-properties fo:color="#ffffff" fo:font-size="15pt" fo:language="en" fo:country="US" fo:font-weight="bold" style:font-size-asian="12pt" style:font-weight-asian="bold" style:font-size-complex="12pt" style:font-weight-complex="bold"/>
    </style:style>
    <style:style style:name="P47" style:family="paragraph">
      <loext:graphic-properties draw:fill="solid" draw:fill-color="#808080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48" style:family="paragraph">
      <loext:graphic-properties draw:fill-color="#f36838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49" style:family="paragraph">
      <loext:graphic-properties draw:fill-color="#b62118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50" style:family="paragraph">
      <loext:graphic-properties draw:fill-color="#3b70ee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51" style:family="paragraph">
      <loext:graphic-properties draw:fill-color="#34a3c5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c4c4c4"/>
      <style:paragraph-properties fo:text-align="start"/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333333"/>
    </style:style>
    <style:style style:name="P54" style:family="paragraph">
      <loext:graphic-properties draw:fill="solid" draw:fill-color="#404040"/>
      <style:text-properties fo:color="#ffffff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solid" draw:fill-color="#c4c4c4"/>
      <style:text-properties fo:color="#ffffff"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="solid" draw:fill-color="#333333"/>
      <style:text-properties fo:font-size="15pt"/>
    </style:style>
    <style:style style:name="P57" style:family="paragraph">
      <style:text-properties fo:font-size="15pt"/>
    </style:style>
    <style:style style:name="P58" style:family="paragraph">
      <loext:graphic-properties draw:fill="solid" draw:fill-color="#c4c4c4"/>
      <style:text-properties fo:color="#ffffff" fo:font-size="15pt" fo:font-weight="bold" style:font-size-asian="18pt" style:font-weight-asian="bold" style:font-size-complex="18pt" style:font-weight-complex="bold"/>
    </style:style>
    <style:style style:name="P59" style:family="paragraph">
      <loext:graphic-properties draw:fill="solid" draw:fill-color="#c4c4c4"/>
      <style:text-properties fo:color="#ffffff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solid" draw:fill-color="#404040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 style:font-name="Arial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Arial1" fo:font-size="18pt" style:font-size-asian="18pt" style:font-size-complex="18pt"/>
    </style:style>
    <style:style style:name="T5" style:family="text">
      <style:text-properties fo:color="#ffffff" style:font-name="Arial1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ffffff"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9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10" style:family="text">
      <style:text-properties fo:font-size="13pt" fo:language="en" fo:country="US" style:font-size-asian="13pt" style:font-size-complex="13pt"/>
    </style:style>
    <style:style style:name="T11" style:family="text">
      <style:text-properties fo:color="#ffffff" fo:font-size="15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7cm" svg:height="2cm" svg:x="20cm" svg:y="2.525cm">
            <draw:text-box>
              <text:p><text:span text:style-name="T1">1. Reader</text:span></text:p>
            </draw:text-box>
          </draw:frame>
          <draw:frame draw:style-name="gr2" draw:text-style-name="P3" draw:layer="layout" svg:width="7cm" svg:height="2cm" svg:x="1cm" svg:y="6.025cm">
            <draw:text-box>
              <text:p text:style-name="P2"><text:span text:style-name="T1">8. Project leader</text:span></text:p>
            </draw:text-box>
          </draw:frame>
          <draw:frame draw:style-name="gr3" draw:text-style-name="P3" draw:layer="layout" svg:width="6.9cm" svg:height="2cm" svg:x="1.1cm" svg:y="5.025cm">
            <draw:text-box>
              <text:p text:style-name="P2"><text:span text:style-name="T1">6. Active developer</text:span></text:p>
            </draw:text-box>
          </draw:frame>
          <draw:frame draw:style-name="gr3" draw:text-style-name="P3" draw:layer="layout" svg:width="7cm" svg:height="2cm" svg:x="1cm" svg:y="4.025cm">
            <draw:text-box>
              <text:p text:style-name="P2"><text:span text:style-name="T1">4. Bug fixer</text:span></text:p>
            </draw:text-box>
          </draw:frame>
          <draw:frame draw:style-name="gr2" draw:text-style-name="P3" draw:layer="layout" svg:width="7cm" svg:height="2cm" svg:x="1cm" svg:y="3.025cm">
            <draw:text-box>
              <text:p text:style-name="P2"><text:span text:style-name="T1">2. Passive user</text:span></text:p>
            </draw:text-box>
          </draw:frame>
          <draw:frame draw:style-name="gr1" draw:text-style-name="P5" draw:layer="layout" svg:width="7cm" svg:height="2cm" svg:x="20cm" svg:y="5.525cm">
            <draw:text-box>
              <text:p text:style-name="P4"><text:span text:style-name="T1">7. Core member</text:span></text:p>
            </draw:text-box>
          </draw:frame>
          <draw:frame draw:style-name="gr1" draw:text-style-name="P5" draw:layer="layout" svg:width="7cm" svg:height="2cm" svg:x="20cm" svg:y="4.525cm">
            <draw:text-box>
              <text:p text:style-name="P4"><text:span text:style-name="T1">5. Peripheral developer</text:span></text:p>
            </draw:text-box>
          </draw:frame>
          <draw:frame draw:style-name="gr1" draw:text-style-name="P5" draw:layer="layout" svg:width="7cm" svg:height="2cm" svg:x="20cm" svg:y="3.525cm">
            <draw:text-box>
              <text:p text:style-name="P4"><text:span text:style-name="T1">3. Bug reporter</text:span></text:p>
            </draw:text-box>
          </draw:frame>
          <draw:custom-shape draw:style-name="gr4" draw:text-style-name="P7" draw:layer="layout" svg:width="6cm" svg:height="1.5cm" svg:x="5cm" svg:y="11.525cm">
            <text:p text:style-name="P6"><text:span text:style-name="T2"><text:s/></text:span><text:span text:style-name="T2">Us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cm" svg:height="1.5cm" svg:x="11cm" svg:y="11.525cm">
            <text:p text:style-name="P6"><text:span text:style-name="T2"><text:s/></text:span><text:span text:style-name="T2">Contribut</text:span><text:span text:style-name="T2">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6cm" svg:height="1.5cm" svg:x="17cm" svg:y="11.525cm">
            <text:p text:style-name="P6"><text:span text:style-name="T2"><text:s/></text:span><text:span text:style-name="T2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10" draw:layer="layout" svg:width="7.5cm" svg:height="7.5cm" svg:x="10.25cm" svg:y="3.2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6.5cm" svg:height="6.5cm" svg:x="10.75cm" svg:y="3.7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1" draw:layer="layout" svg:width="5.5cm" svg:height="5.5cm" svg:x="11.25cm" svg:y="4.2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1" draw:layer="layout" svg:width="4.5cm" svg:height="4.5cm" svg:x="11.75cm" svg:y="4.7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3.5cm" svg:height="3.5cm" svg:x="12.25cm" svg:y="5.2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1" draw:layer="layout" svg:width="2.5cm" svg:height="2.5cm" svg:x="12.75cm" svg:y="5.7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2" draw:layer="layout" svg:width="1.5cm" svg:height="1.5cm" svg:x="13.25cm" svg:y="6.2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12" draw:layer="layout" svg:width="0.5cm" svg:height="0.5cm" svg:x="13.75cm" svg:y="6.7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15" draw:text-style-name="P13" draw:layer="layout" svg:x1="14cm" svg:y1="3.525cm" svg:x2="20cm" svg:y2="3.525cm">
              <text:p/>
            </draw:line>
            <draw:line draw:style-name="gr15" draw:text-style-name="P13" draw:layer="layout" svg:x1="14cm" svg:y1="6.525cm" svg:x2="20cm" svg:y2="6.525cm">
              <text:p/>
            </draw:line>
            <draw:line draw:style-name="gr15" draw:text-style-name="P13" draw:layer="layout" svg:x1="14cm" svg:y1="5.525cm" svg:x2="20cm" svg:y2="5.525cm">
              <text:p/>
            </draw:line>
            <draw:line draw:style-name="gr15" draw:text-style-name="P13" draw:layer="layout" svg:x1="14cm" svg:y1="4.525cm" svg:x2="20cm" svg:y2="4.525cm">
              <text:p/>
            </draw:line>
            <draw:line draw:style-name="gr15" draw:text-style-name="P13" draw:layer="layout" svg:x1="14cm" svg:y1="7.025cm" svg:x2="8cm" svg:y2="7.025cm">
              <text:p/>
            </draw:line>
            <draw:line draw:style-name="gr15" draw:text-style-name="P13" draw:layer="layout" svg:x1="14cm" svg:y1="6.025cm" svg:x2="8cm" svg:y2="6.025cm">
              <text:p/>
            </draw:line>
            <draw:line draw:style-name="gr15" draw:text-style-name="P13" draw:layer="layout" svg:x1="14cm" svg:y1="5.025cm" svg:x2="8cm" svg:y2="5.025cm">
              <text:p/>
            </draw:line>
            <draw:line draw:style-name="gr15" draw:text-style-name="P13" draw:layer="layout" svg:x1="14cm" svg:y1="4.025cm" svg:x2="8cm" svg:y2="4.025cm">
              <text:p/>
            </draw:line>
          </draw:g>
        </draw:g>
      </draw:page>
      <draw:page draw:name="page2" draw:style-name="dp1" draw:master-page-name="Default">
        <office:forms form:automatic-focus="false" form:apply-design-mode="false"/>
        <draw:g>
          <draw:frame draw:style-name="gr16" draw:text-style-name="P14" xml:id="id2" draw:id="id2" draw:layer="layout" svg:width="6cm" svg:height="2cm" svg:x="2cm" svg:y="3cm">
            <draw:text-box>
              <text:p text:style-name="P6"><text:span text:style-name="T3">Committer</text:span></text:p>
            </draw:text-box>
          </draw:frame>
          <draw:connector draw:style-name="gr17" draw:text-style-name="P15" draw:layer="layout" svg:x1="5cm" svg:y1="7cm" svg:x2="5cm" svg:y2="5cm" draw:start-shape="id1" draw:end-shape="id2" draw:end-glue-point="2" svg:d="M5000 7000v-2000" svg:viewBox="0 0 1 2001">
            <text:p/>
          </draw:connector>
          <draw:frame draw:style-name="gr18" draw:text-style-name="P16" xml:id="id1" draw:id="id1" draw:layer="layout" svg:width="6cm" svg:height="2cm" svg:x="2cm" svg:y="7cm">
            <draw:text-box>
              <text:p text:style-name="P6"><text:span text:style-name="T3">Contributor</text:span></text:p>
            </draw:text-box>
          </draw:frame>
          <draw:connector draw:style-name="gr17" draw:text-style-name="P15" draw:layer="layout" svg:x1="5cm" svg:y1="11cm" svg:x2="5cm" svg:y2="9cm" draw:start-shape="id3" draw:end-shape="id1" draw:end-glue-point="2" svg:d="M5000 11000v-2000" svg:viewBox="0 0 1 2001">
            <text:p/>
          </draw:connector>
          <draw:line draw:style-name="gr19" draw:text-style-name="P15" draw:layer="layout" svg:x1="5cm" svg:y1="6.5cm" svg:x2="11cm" svg:y2="6.5cm">
            <text:p/>
          </draw:line>
          <draw:line draw:style-name="gr20" draw:text-style-name="P15" draw:layer="layout" svg:x1="5cm" svg:y1="10.5cm" svg:x2="11cm" svg:y2="10.5cm">
            <text:p/>
          </draw:line>
          <draw:frame draw:style-name="gr21" draw:text-style-name="P17" draw:layer="layout" svg:width="6cm" svg:height="1.5cm" svg:x="5cm" svg:y="5cm">
            <draw:text-box>
              <text:p><text:span text:style-name="T4">explicit promotion</text:span></text:p>
            </draw:text-box>
          </draw:frame>
          <draw:frame draw:style-name="gr22" draw:text-style-name="P17" draw:layer="layout" svg:width="6cm" svg:height="1.5cm" svg:x="5cm" svg:y="9cm">
            <draw:text-box>
              <text:p><text:span text:style-name="T4">implicit promotion</text:span></text:p>
            </draw:text-box>
          </draw:frame>
          <draw:frame draw:style-name="gr23" draw:text-style-name="P18" xml:id="id3" draw:id="id3" draw:layer="layout" svg:width="6cm" svg:height="2cm" svg:x="2cm" svg:y="11cm">
            <draw:text-box>
              <text:p text:style-name="P6"><text:span text:style-name="T3">User</text:span></text:p>
            </draw:text-box>
          </draw:frame>
          <draw:connector draw:style-name="gr24" draw:text-style-name="P15" draw:layer="layout" svg:x1="5cm" svg:y1="3cm" svg:x2="5cm" svg:y2="1.5cm" svg:d="M5000 3000v-1500" svg:viewBox="0 0 1 1501">
            <text:p/>
          </draw:connector>
        </draw:g>
        <draw:g>
          <draw:frame draw:style-name="gr16" draw:text-style-name="P19" xml:id="id5" draw:id="id5" draw:layer="layout" svg:width="6cm" svg:height="2cm" svg:x="13cm" svg:y="3cm">
            <draw:text-box>
              <text:p text:style-name="P6"><text:span text:style-name="T5">Foundation</text:span></text:p>
              <text:p text:style-name="P6"><text:span text:style-name="T5">Member</text:span></text:p>
            </draw:text-box>
          </draw:frame>
          <draw:connector draw:style-name="gr24" draw:text-style-name="P15" draw:layer="layout" svg:x1="16cm" svg:y1="7cm" svg:x2="16cm" svg:y2="5cm" draw:start-shape="id4" draw:end-shape="id5" draw:end-glue-point="2" svg:d="M16000 7000v-2000" svg:viewBox="0 0 1 2001">
            <text:p/>
          </draw:connector>
          <draw:frame draw:style-name="gr18" draw:text-style-name="P16" xml:id="id4" draw:id="id4" draw:layer="layout" svg:width="6cm" svg:height="2cm" svg:x="13cm" svg:y="7cm">
            <draw:text-box>
              <text:p text:style-name="P6"><text:span text:style-name="T3">PMC Leader</text:span></text:p>
            </draw:text-box>
          </draw:frame>
          <draw:connector draw:style-name="gr17" draw:text-style-name="P15" draw:layer="layout" svg:x1="16cm" svg:y1="11cm" svg:x2="16cm" svg:y2="9cm" draw:start-shape="id6" draw:end-shape="id4" draw:end-glue-point="2" svg:d="M16000 11000v-2000" svg:viewBox="0 0 1 2001">
            <text:p/>
          </draw:connector>
          <draw:line draw:style-name="gr19" draw:text-style-name="P15" draw:layer="layout" svg:x1="16cm" svg:y1="6.5cm" svg:x2="22cm" svg:y2="6.5cm">
            <text:p/>
          </draw:line>
          <draw:line draw:style-name="gr25" draw:text-style-name="P15" draw:layer="layout" svg:x1="16cm" svg:y1="10.5cm" svg:x2="22cm" svg:y2="10.5cm">
            <text:p/>
          </draw:line>
          <draw:frame draw:style-name="gr21" draw:text-style-name="P17" draw:layer="layout" svg:width="6cm" svg:height="1.5cm" svg:x="16cm" svg:y="5cm">
            <draw:text-box>
              <text:p><text:span text:style-name="T4">explicit promotion</text:span></text:p>
            </draw:text-box>
          </draw:frame>
          <draw:frame draw:style-name="gr22" draw:text-style-name="P17" draw:layer="layout" svg:width="6cm" svg:height="1.5cm" svg:x="16cm" svg:y="9cm">
            <draw:text-box>
              <text:p><text:span text:style-name="T4">explicit promotion</text:span></text:p>
            </draw:text-box>
          </draw:frame>
          <draw:frame draw:style-name="gr23" draw:text-style-name="P18" xml:id="id6" draw:id="id6" draw:layer="layout" svg:width="6cm" svg:height="2cm" svg:x="13cm" svg:y="11cm">
            <draw:text-box>
              <text:p text:style-name="P6"><text:span text:style-name="T3">PMC Member</text:span></text:p>
            </draw:text-box>
          </draw:frame>
          <draw:connector draw:style-name="gr24" draw:text-style-name="P15" draw:layer="layout" svg:x1="16cm" svg:y1="14.5cm" svg:x2="16cm" svg:y2="13cm" svg:d="M16000 14500v-1500" svg:viewBox="0 0 1 1501">
            <text:p/>
          </draw:connector>
          <draw:frame draw:style-name="gr26" draw:text-style-name="P20" draw:layer="layout" svg:width="6cm" svg:height="1.5cm" svg:x="16cm" svg:y="13.5cm">
            <draw:text-box>
              <text:p text:style-name="P4"><text:span text:style-name="T4">from committer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frame draw:style-name="gr27" draw:text-style-name="P21" xml:id="id8" draw:id="id8" draw:layer="layout" svg:width="6cm" svg:height="2cm" svg:x="2cm" svg:y="3cm">
            <draw:text-box>
              <text:p text:style-name="P6"><text:span text:style-name="T3">Committer</text:span></text:p>
            </draw:text-box>
          </draw:frame>
          <draw:connector draw:style-name="gr17" draw:text-style-name="P15" draw:layer="layout" svg:x1="5cm" svg:y1="7cm" svg:x2="5cm" svg:y2="5cm" draw:start-shape="id7" draw:end-shape="id8" draw:end-glue-point="2" svg:d="M5000 7000v-2000" svg:viewBox="0 0 1 2001">
            <text:p/>
          </draw:connector>
          <draw:frame draw:style-name="gr28" draw:text-style-name="P22" xml:id="id7" draw:id="id7" draw:layer="layout" svg:width="6cm" svg:height="2cm" svg:x="2cm" svg:y="7cm">
            <draw:text-box>
              <text:p text:style-name="P6"><text:span text:style-name="T3">Contributor</text:span></text:p>
            </draw:text-box>
          </draw:frame>
          <draw:connector draw:style-name="gr17" draw:text-style-name="P15" draw:layer="layout" svg:x1="5cm" svg:y1="11cm" svg:x2="5cm" svg:y2="9cm" draw:start-shape="id9" draw:end-shape="id7" draw:end-glue-point="2" svg:d="M5000 11000v-2000" svg:viewBox="0 0 1 2001">
            <text:p/>
          </draw:connector>
          <draw:line draw:style-name="gr19" draw:text-style-name="P15" draw:layer="layout" svg:x1="5cm" svg:y1="6.5cm" svg:x2="11cm" svg:y2="6.5cm">
            <text:p/>
          </draw:line>
          <draw:line draw:style-name="gr20" draw:text-style-name="P15" draw:layer="layout" svg:x1="5cm" svg:y1="10.5cm" svg:x2="11cm" svg:y2="10.5cm">
            <text:p/>
          </draw:line>
          <draw:frame draw:style-name="gr21" draw:text-style-name="P17" draw:layer="layout" svg:width="6cm" svg:height="1.5cm" svg:x="5cm" svg:y="5cm">
            <draw:text-box>
              <text:p><text:span text:style-name="T4">explicit promotion</text:span></text:p>
            </draw:text-box>
          </draw:frame>
          <draw:frame draw:style-name="gr22" draw:text-style-name="P17" draw:layer="layout" svg:width="6cm" svg:height="1.5cm" svg:x="5cm" svg:y="9cm">
            <draw:text-box>
              <text:p><text:span text:style-name="T4">implicit promotion</text:span></text:p>
            </draw:text-box>
          </draw:frame>
          <draw:frame draw:style-name="gr23" draw:text-style-name="P18" xml:id="id9" draw:id="id9" draw:layer="layout" svg:width="6cm" svg:height="2cm" svg:x="2cm" svg:y="11cm">
            <draw:text-box>
              <text:p text:style-name="P6"><text:span text:style-name="T3">User</text:span></text:p>
            </draw:text-box>
          </draw:frame>
          <draw:connector draw:style-name="gr29" draw:text-style-name="P15" draw:layer="layout" svg:x1="5cm" svg:y1="3cm" svg:x2="5cm" svg:y2="2cm" svg:d="M5000 3000v-499-501" svg:viewBox="0 0 1 1001">
            <text:p/>
          </draw:connector>
          <draw:frame draw:style-name="gr30" draw:text-style-name="P23" xml:id="id11" draw:id="id11" draw:layer="layout" svg:width="6cm" svg:height="2cm" svg:x="15cm" svg:y="3cm">
            <draw:text-box>
              <text:p text:style-name="P6"><text:span text:style-name="T5">Foundation</text:span></text:p>
              <text:p text:style-name="P6"><text:span text:style-name="T5">Member</text:span></text:p>
            </draw:text-box>
          </draw:frame>
          <draw:connector draw:style-name="gr24" draw:text-style-name="P15" draw:layer="layout" svg:x1="18cm" svg:y1="7cm" svg:x2="18cm" svg:y2="5cm" draw:start-shape="id10" draw:end-shape="id11" draw:end-glue-point="2" svg:d="M18000 7000v-2000" svg:viewBox="0 0 1 2001">
            <text:p/>
          </draw:connector>
          <draw:frame draw:style-name="gr31" draw:text-style-name="P24" xml:id="id10" draw:id="id10" draw:layer="layout" svg:width="6cm" svg:height="2cm" svg:x="15cm" svg:y="7cm">
            <draw:text-box>
              <text:p text:style-name="P6"><text:span text:style-name="T3">PMC Leader</text:span></text:p>
            </draw:text-box>
          </draw:frame>
          <draw:connector draw:style-name="gr17" draw:text-style-name="P15" draw:layer="layout" svg:x1="18cm" svg:y1="11cm" svg:x2="18cm" svg:y2="9cm" draw:start-shape="id12" draw:end-shape="id10" draw:end-glue-point="2" svg:d="M18000 11000v-2000" svg:viewBox="0 0 1 2001">
            <text:p/>
          </draw:connector>
          <draw:line draw:style-name="gr19" draw:text-style-name="P15" draw:layer="layout" svg:x1="18cm" svg:y1="6.5cm" svg:x2="24cm" svg:y2="6.5cm">
            <text:p/>
          </draw:line>
          <draw:line draw:style-name="gr25" draw:text-style-name="P15" draw:layer="layout" svg:x1="18cm" svg:y1="10.5cm" svg:x2="24cm" svg:y2="10.5cm">
            <text:p/>
          </draw:line>
          <draw:frame draw:style-name="gr21" draw:text-style-name="P17" draw:layer="layout" svg:width="6cm" svg:height="1.5cm" svg:x="18cm" svg:y="5cm">
            <draw:text-box>
              <text:p><text:span text:style-name="T4">explicit promotion</text:span></text:p>
            </draw:text-box>
          </draw:frame>
          <draw:frame draw:style-name="gr22" draw:text-style-name="P17" draw:layer="layout" svg:width="6cm" svg:height="1.5cm" svg:x="18cm" svg:y="9cm">
            <draw:text-box>
              <text:p><text:span text:style-name="T4">explicit promotion</text:span></text:p>
            </draw:text-box>
          </draw:frame>
          <draw:frame draw:style-name="gr32" draw:text-style-name="P25" xml:id="id12" draw:id="id12" draw:layer="layout" svg:width="6cm" svg:height="2cm" svg:x="15cm" svg:y="11cm">
            <draw:text-box>
              <text:p text:style-name="P6"><text:span text:style-name="T3">PMC Member</text:span></text:p>
            </draw:text-box>
          </draw:frame>
          <draw:connector draw:style-name="gr33" draw:text-style-name="P15" draw:layer="layout" svg:x1="18cm" svg:y1="14.5cm" svg:x2="18cm" svg:y2="13cm" svg:d="M18000 14500v-1500" svg:viewBox="0 0 1 1501">
            <text:p/>
          </draw:connector>
          <draw:frame draw:style-name="gr26" draw:text-style-name="P20" draw:layer="layout" svg:width="6cm" svg:height="1.5cm" svg:x="18cm" svg:y="13.5cm">
            <draw:text-box>
              <text:p text:style-name="P4"><text:span text:style-name="T4">from committer</text:span></text:p>
            </draw:text-box>
          </draw:frame>
          <draw:line draw:style-name="gr34" draw:text-style-name="P13" draw:layer="layout" svg:x1="5cm" svg:y1="2cm" svg:x2="11.5cm" svg:y2="2cm">
            <text:p/>
          </draw:line>
          <draw:line draw:style-name="gr34" draw:text-style-name="P13" draw:layer="layout" svg:x1="11.5cm" svg:y1="14.5cm" svg:x2="18cm" svg:y2="14.5cm">
            <text:p/>
          </draw:line>
          <draw:line draw:style-name="gr34" draw:text-style-name="P13" draw:layer="layout" svg:x1="11.5cm" svg:y1="14.5cm" svg:x2="11.5cm" svg:y2="2cm">
            <text:p/>
          </draw:line>
        </draw:g>
      </draw:page>
      <draw:page draw:name="page4" draw:style-name="dp1" draw:master-page-name="Default">
        <office:forms form:automatic-focus="false" form:apply-design-mode="false"/>
        <draw:g>
          <draw:custom-shape draw:style-name="gr35" draw:text-style-name="P26" draw:layer="layout" svg:width="27cm" svg:height="4cm" svg:x="0.5cm" svg:y="2cm">
            <text:p text:style-name="P6"><text:span text:style-name="T6">Users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7" draw:layer="layout" svg:width="27cm" svg:height="4cm" svg:x="0.5cm" svg:y="6cm">
            <text:p text:style-name="P6"><text:span text:style-name="T6">Project (both supplier and user)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8" draw:layer="layout" svg:width="27cm" svg:height="4cm" svg:x="0.5cm" svg:y="10cm">
            <text:p text:style-name="P6"><text:span text:style-name="T6">Suppliers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3.5cm" svg:height="4cm" svg:x="8cm" svg:y="2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3.5cm" svg:height="4cm" svg:x="8cm" svg:y="10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  <draw:connector draw:style-name="gr39" draw:text-style-name="P30" draw:layer="layout" svg:x1="14cm" svg:y1="5cm" svg:x2="14cm" svg:y2="7cm" draw:start-shape="id13" draw:start-glue-point="2" draw:end-shape="id14" draw:end-glue-point="0" svg:d="M14000 5000v2000" svg:viewBox="0 0 1 2001">
            <text:p/>
          </draw:connector>
          <draw:connector draw:style-name="gr40" draw:text-style-name="P30" draw:layer="layout" draw:line-skew="-0.337cm" svg:x1="22.52cm" svg:y1="4.999cm" svg:x2="14cm" svg:y2="7cm" draw:start-shape="id15" draw:start-glue-point="2" draw:end-shape="id14" draw:end-glue-point="0" svg:d="M22520 4999v663h-8520v1338" svg:viewBox="0 0 8521 2002">
            <text:p/>
          </draw:connector>
          <draw:connector draw:style-name="gr39" draw:text-style-name="P30" draw:layer="layout" draw:line-skew="-0.365cm" svg:x1="14cm" svg:y1="8.999cm" svg:x2="5.5cm" svg:y2="11cm" draw:start-shape="id14" draw:start-glue-point="2" draw:end-shape="id16" draw:end-glue-point="0" svg:d="M14000 8999v635h-8500v1366" svg:viewBox="0 0 8501 2002">
            <text:p/>
          </draw:connector>
          <draw:connector draw:style-name="gr39" draw:text-style-name="P30" draw:layer="layout" draw:line-skew="-0.365cm" svg:x1="14cm" svg:y1="8.999cm" svg:x2="22.5cm" svg:y2="11cm" draw:start-shape="id14" draw:start-glue-point="2" draw:end-shape="id17" draw:end-glue-point="0" svg:d="M14000 8999v635h8500v1366" svg:viewBox="0 0 8501 2002">
            <text:p/>
          </draw:connector>
          <draw:connector draw:style-name="gr39" draw:text-style-name="P30" draw:layer="layout" svg:x1="14cm" svg:y1="8.999cm" svg:x2="14cm" svg:y2="11cm" draw:start-shape="id14" draw:start-glue-point="2" draw:end-shape="id18" draw:end-glue-point="0" svg:d="M14000 8999v2001" svg:viewBox="0 0 1 2002">
            <text:p/>
          </draw:connector>
          <draw:custom-shape draw:style-name="gr41" draw:text-style-name="P31" xml:id="id13" draw:id="id13" draw:layer="layout" svg:width="6cm" svg:height="2cm" svg:x="11cm" svg:y="3cm">
            <text:p text:style-name="P6"><text:span text:style-name="T8">closed source</text:span></text:p>
            <text:p text:style-name="P6"><text:span text:style-name="T8">product #9263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1" xml:id="id19" draw:id="id19" draw:layer="layout" svg:width="6cm" svg:height="1.999cm" svg:x="2.5cm" svg:y="3cm">
            <text:p text:style-name="P6"><text:span text:style-name="T8">closed source</text:span></text:p>
            <text:p text:style-name="P6"><text:span text:style-name="T8">product #14387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2" xml:id="id14" draw:id="id14" draw:layer="layout" svg:width="6cm" svg:height="1.999cm" svg:x="11cm" svg:y="7cm">
            <text:p text:style-name="P6"><text:span text:style-name="T8">open source</text:span></text:p>
            <text:p text:style-name="P6"><text:span text:style-name="T8">proj #5332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33" xml:id="id15" draw:id="id15" draw:layer="layout" svg:width="6cm" svg:height="1.999cm" svg:x="19.52cm" svg:y="3cm">
            <text:p text:style-name="P6"><text:span text:style-name="T8">open source</text:span></text:p>
            <text:p text:style-name="P6"><text:span text:style-name="T8">proj #1522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1" xml:id="id16" draw:id="id16" draw:layer="layout" svg:width="6cm" svg:height="1.999cm" svg:x="2.5cm" svg:y="11cm">
            <text:p text:style-name="P6"><text:span text:style-name="T8">open source</text:span></text:p>
            <text:p text:style-name="P6"><text:span text:style-name="T8">proj #897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34" xml:id="id17" draw:id="id17" draw:layer="layout" svg:width="6cm" svg:height="1.999cm" svg:x="19.5cm" svg:y="11cm">
            <text:p text:style-name="P6"><text:span text:style-name="T8">open source</text:span></text:p>
            <text:p text:style-name="P6"><text:span text:style-name="T8">proj #21632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5" xml:id="id18" draw:id="id18" draw:layer="layout" svg:width="6cm" svg:height="1.999cm" svg:x="11cm" svg:y="11cm">
            <text:p text:style-name="P6"><text:span text:style-name="T8">open source</text:span></text:p>
            <text:p text:style-name="P6"><text:span text:style-name="T8">proj #832</text:span></text:p>
            <draw:enhanced-geometry svg:viewBox="0 0 21600 21600" draw:type="rectangle" draw:enhanced-path="M 0 0 L 21600 0 21600 21600 0 21600 0 0 Z N"/>
          </draw:custom-shape>
          <draw:connector draw:style-name="gr40" draw:text-style-name="P30" draw:layer="layout" draw:line-skew="-0.333cm" svg:x1="5.5cm" svg:y1="4.999cm" svg:x2="14cm" svg:y2="7cm" draw:start-shape="id19" draw:start-glue-point="2" draw:end-shape="id14" draw:end-glue-point="0" svg:d="M5500 4999v667h8500v1334" svg:viewBox="0 0 8501 2002">
            <text:p/>
          </draw:connector>
          <draw:custom-shape draw:style-name="gr38" draw:text-style-name="P29" draw:layer="layout" svg:width="3.5cm" svg:height="4cm" svg:x="16.5cm" svg:y="2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3.5cm" svg:height="4cm" svg:x="16.5cm" svg:y="10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office:forms form:automatic-focus="false" form:apply-design-mode="false"/>
        <draw:g>
          <draw:custom-shape draw:style-name="gr47" draw:text-style-name="P3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6" draw:layer="layout" svg:width="27cm" svg:height="4cm" svg:x="0.5cm" svg:y="2cm">
            <text:p text:style-name="P6"><text:span text:style-name="T6">Software vendor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27" draw:layer="layout" svg:width="27cm" svg:height="4cm" svg:x="0.5cm" svg:y="6cm">
            <text:p text:style-name="P6"><text:span text:style-name="T6">Supplier tier 1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8" draw:layer="layout" svg:width="27cm" svg:height="4cm" svg:x="0.5cm" svg:y="10cm">
            <text:p text:style-name="P6"><text:span text:style-name="T6">Supplier tier n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3.5cm" svg:height="4cm" svg:x="8cm" svg:y="6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3.5cm" svg:height="4cm" svg:x="16.5cm" svg:y="6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3.5cm" svg:height="4cm" svg:x="8cm" svg:y="9.9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9" draw:layer="layout" svg:width="3.5cm" svg:height="4cm" svg:x="16.5cm" svg:y="10cm">
            <text:p text:style-name="P6"><text:span text:style-name="T7">...</text:span></text:p>
            <draw:enhanced-geometry svg:viewBox="0 0 21600 21600" draw:type="rectangle" draw:enhanced-path="M 0 0 L 21600 0 21600 21600 0 21600 0 0 Z N"/>
          </draw:custom-shape>
          <draw:connector draw:style-name="gr48" draw:text-style-name="P37" draw:layer="layout" draw:line-skew="-0.399cm" svg:x1="14cm" svg:y1="5cm" svg:x2="5.5cm" svg:y2="7cm" draw:start-shape="id20" draw:start-glue-point="2" draw:end-shape="id21" svg:d="M14000 5000v601h-8500v1399" svg:viewBox="0 0 8501 2001">
            <text:p text:style-name="P4"><text:span text:style-name="T9">license from supplier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connector>
          <draw:connector draw:style-name="gr48" draw:text-style-name="P38" draw:layer="layout" svg:x1="14cm" svg:y1="5cm" svg:x2="14cm" svg:y2="7cm" draw:start-shape="id20" draw:start-glue-point="2" draw:end-shape="id22" draw:end-glue-point="0" svg:d="M14000 5000v2000" svg:viewBox="0 0 1 2001">
            <text:p text:style-name="P2"><text:span text:style-name="T10"/></text:p>
            <text:p text:style-name="P2"><text:span text:style-name="T10"/></text:p>
            <text:p text:style-name="P4"><text:span text:style-name="T9"><text:s text:c="40"/></text:span><text:span text:style-name="T9">copy code from web <text:s text:c="4"/></text:span></text:p>
          </draw:connector>
          <draw:connector draw:style-name="gr48" draw:text-style-name="P38" draw:layer="layout" draw:line-skew="-0.399cm" svg:x1="14cm" svg:y1="5cm" svg:x2="22.5cm" svg:y2="7cm" draw:start-shape="id20" draw:start-glue-point="2" draw:end-shape="id23" draw:end-glue-point="0" svg:d="M14000 5000v601h8500v1399" svg:viewBox="0 0 8501 2001">
            <text:p text:style-name="P2"><text:span text:style-name="T9"><text:s text:c="28"/></text:span><text:span text:style-name="T9">include as library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</draw:connector>
          <draw:connector draw:style-name="gr48" draw:text-style-name="P39" draw:layer="layout" svg:x1="5.5cm" svg:y1="9cm" svg:x2="5.5cm" svg:y2="11cm" draw:start-shape="id21" draw:start-glue-point="2" draw:end-shape="id24" draw:end-glue-point="0" svg:d="M5500 9000v2000" svg:viewBox="0 0 1 2001">
            <text:p><text:span text:style-name="T9"><text:s text:c="43"/></text:span><text:span text:style-name="T9">whatever they are up to</text:span></text:p>
            <text:p><text:span text:style-name="T9"/></text:p>
            <text:p><text:span text:style-name="T9"/></text:p>
          </draw:connector>
          <draw:connector draw:style-name="gr48" draw:text-style-name="P40" draw:layer="layout" svg:x1="22.5cm" svg:y1="9cm" svg:x2="22.5cm" svg:y2="11cm" draw:start-shape="id23" draw:start-glue-point="2" draw:end-shape="id25" draw:end-glue-point="0" svg:d="M22500 9000v2000" svg:viewBox="0 0 1 2001">
            <text:p text:style-name="P4"><text:span text:style-name="T9"><text:s text:c="3"/></text:span><text:span text:style-name="T9">who knows</text:span></text:p>
            <text:p><text:span text:style-name="T9"/></text:p>
            <text:p><text:span text:style-name="T9"/></text:p>
          </draw:connector>
          <draw:connector draw:style-name="gr48" draw:text-style-name="P41" draw:layer="layout" svg:x1="14cm" svg:y1="9cm" svg:x2="14cm" svg:y2="11cm" draw:start-shape="id22" draw:start-glue-point="2" draw:end-shape="id26" draw:end-glue-point="0" svg:d="M14000 9000v2000" svg:viewBox="0 0 1 2001">
            <text:p><text:span text:style-name="T9"><text:s text:c="3"/></text:span><text:span text:style-name="T9">who knows</text:span></text:p>
            <text:p><text:span text:style-name="T9"/></text:p>
            <text:p><text:span text:style-name="T9"/></text:p>
          </draw:connector>
          <draw:custom-shape draw:style-name="gr41" draw:text-style-name="P31" xml:id="id20" draw:id="id20" draw:layer="layout" svg:width="6cm" svg:height="2cm" svg:x="11cm" svg:y="3cm">
            <text:p text:style-name="P6"><text:span text:style-name="T8">product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1" xml:id="id21" draw:id="id21" draw:layer="layout" svg:width="6cm" svg:height="2cm" svg:x="2.5cm" svg:y="7cm">
            <text:p text:style-name="P6"><text:span text:style-name="T8">closed source</text:span></text:p>
            <text:p text:style-name="P6"><text:span text:style-name="T8">comp #24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42" xml:id="id22" draw:id="id22" draw:layer="layout" svg:width="6cm" svg:height="2cm" svg:x="11cm" svg:y="7cm">
            <text:p text:style-name="P6"><text:span text:style-name="T8">open source</text:span></text:p>
            <text:p text:style-name="P6"><text:span text:style-name="T8">proj #5332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34" xml:id="id23" draw:id="id23" draw:layer="layout" svg:width="6cm" svg:height="2cm" svg:x="19.5cm" svg:y="7cm">
            <text:p text:style-name="P6"><text:span text:style-name="T8">open source</text:span></text:p>
            <text:p text:style-name="P6"><text:span text:style-name="T8">proj #15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1" xml:id="id24" draw:id="id24" draw:layer="layout" svg:width="6cm" svg:height="2cm" svg:x="2.5cm" svg:y="11cm">
            <text:p text:style-name="P6"><text:span text:style-name="T8">closed source</text:span></text:p>
            <text:p text:style-name="P6"><text:span text:style-name="T8">comp #897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32" xml:id="id25" draw:id="id25" draw:layer="layout" svg:width="6cm" svg:height="2cm" svg:x="19.5cm" svg:y="11cm">
            <text:p text:style-name="P6"><text:span text:style-name="T8">open source</text:span></text:p>
            <text:p text:style-name="P6"><text:span text:style-name="T8">proj #21632</text:span></text:p>
            <draw:enhanced-geometry svg:viewBox="0 0 21600 21600" draw:type="rectangle" draw:enhanced-path="M 0 0 L 21600 0 21600 21600 0 21600 0 0 Z N"/>
          </draw:custom-shape>
          <draw:connector draw:style-name="gr48" draw:text-style-name="P41" draw:layer="layout" svg:x1="12.5cm" svg:y1="9.75cm" svg:x2="12.5cm" svg:y2="11cm" svg:d="M12500 9750v1250" svg:viewBox="0 0 1 1251">
            <text:p><text:span text:style-name="T9"/></text:p>
            <text:p><text:span text:style-name="T9"/></text:p>
            <text:p><text:span text:style-name="T9"/></text:p>
          </draw:connector>
          <draw:line draw:style-name="gr52" draw:text-style-name="P13" draw:layer="layout" svg:x1="5.5cm" svg:y1="9.75cm" svg:x2="12.5cm" svg:y2="9.75cm">
            <text:p/>
          </draw:line>
          <draw:custom-shape draw:style-name="gr53" draw:text-style-name="P35" xml:id="id26" draw:id="id26" draw:layer="layout" svg:width="6cm" svg:height="2cm" svg:x="11cm" svg:y="11cm">
            <text:p text:style-name="P6"><text:span text:style-name="T8">open source</text:span></text:p>
            <text:p text:style-name="P6"><text:span text:style-name="T8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office:forms form:automatic-focus="false" form:apply-design-mode="false"/>
        <draw:g>
          <draw:custom-shape draw:style-name="gr47" draw:text-style-name="P43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44" draw:layer="layout" svg:width="27cm" svg:height="4cm" svg:x="0.5cm" svg:y="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45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46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47" draw:layer="layout" svg:width="9cm" svg:height="4cm" svg:x="9.5cm" svg:y="2cm">
            <text:p text:style-name="P4"><text:span text:style-name="T11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47" draw:layer="layout" svg:width="9cm" svg:height="4cm" svg:x="0.5cm" svg:y="6cm">
            <text:p text:style-name="P4"><text:span text:style-name="T11">closed source</text:span></text:p>
            <text:p text:style-name="P4"><text:span text:style-name="T11">comp #24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48" draw:layer="layout" svg:width="9cm" svg:height="4cm" svg:x="9.5cm" svg:y="6cm">
            <text:p text:style-name="P4"><text:span text:style-name="T11">open source</text:span></text:p>
            <text:p text:style-name="P4"><text:span text:style-name="T11">proj #533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49" draw:layer="layout" svg:width="9cm" svg:height="4cm" svg:x="18.5cm" svg:y="6cm">
            <text:p text:style-name="P4"><text:span text:style-name="T11">open source</text:span></text:p>
            <text:p text:style-name="P4"><text:span text:style-name="T11">proj #152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47" draw:layer="layout" svg:width="9cm" svg:height="4cm" svg:x="0.5cm" svg:y="10cm">
            <text:p text:style-name="P4"><text:span text:style-name="T11">closed source</text:span></text:p>
            <text:p text:style-name="P4"><text:span text:style-name="T11">comp #897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50" draw:layer="layout" svg:width="9cm" svg:height="4cm" svg:x="18.5cm" svg:y="10cm">
            <text:p text:style-name="P4"><text:span text:style-name="T11">open source</text:span></text:p>
            <text:p text:style-name="P4"><text:span text:style-name="T11">proj #21632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51" draw:layer="layout" svg:width="9cm" svg:height="4cm" svg:x="9.5cm" svg:y="10cm">
            <text:p text:style-name="P4"><text:span text:style-name="T11">open source</text:span></text:p>
            <text:p text:style-name="P4"><text:span text:style-name="T11">proj #832</text:span></text:p>
            <draw:enhanced-geometry svg:viewBox="0 0 21600 21600" draw:type="rectangle" draw:enhanced-path="M 0 0 L 21600 0 21600 21600 0 21600 0 0 Z N"/>
          </draw:custom-shape>
          <draw:line draw:style-name="gr62" draw:text-style-name="P13" draw:layer="layout" svg:x1="7cm" svg:y1="7.25cm" svg:x2="4cm" svg:y2="7.25cm">
            <text:p/>
          </draw:line>
          <draw:line draw:style-name="gr62" draw:text-style-name="P13" draw:layer="layout" svg:x1="7cm" svg:y1="7.2cm" svg:x2="7cm" svg:y2="8.2cm">
            <text:p/>
          </draw:line>
          <draw:line draw:style-name="gr62" draw:text-style-name="P13" draw:layer="layout" svg:x1="4cm" svg:y1="7.2cm" svg:x2="4cm" svg:y2="9.2cm">
            <text:p/>
          </draw:line>
          <draw:custom-shape draw:style-name="gr63" draw:text-style-name="P52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6" draw:id="id36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28" draw:id="id28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4" draw:id="id34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2" draw:id="id32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9" draw:id="id39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3" draw:layer="layout" svg:x1="23.5cm" svg:y1="7.2cm" svg:x2="23.5cm" svg:y2="8.2cm">
            <text:p/>
          </draw:line>
          <draw:line draw:style-name="gr62" draw:text-style-name="P13" draw:layer="layout" svg:x1="25cm" svg:y1="8.25cm" svg:x2="22cm" svg:y2="8.25cm">
            <text:p/>
          </draw:line>
          <draw:line draw:style-name="gr62" draw:text-style-name="P13" draw:layer="layout" svg:x1="23.5cm" svg:y1="7.25cm" svg:x2="25cm" svg:y2="8.25cm">
            <text:p/>
          </draw:line>
          <draw:custom-shape draw:style-name="gr63" draw:text-style-name="P52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40" draw:id="id40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3" draw:layer="layout" svg:x1="23.5cm" svg:y1="12.25cm" svg:x2="22cm" svg:y2="13.25cm">
            <text:p/>
          </draw:line>
          <draw:line draw:style-name="gr62" draw:text-style-name="P13" draw:layer="layout" svg:x1="23.5cm" svg:y1="12.25cm" svg:x2="25cm" svg:y2="13.25cm">
            <text:p/>
          </draw:line>
          <draw:custom-shape draw:style-name="gr63" draw:text-style-name="P52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7" draw:id="id37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3" draw:layer="layout" svg:x1="14.5cm" svg:y1="11.2cm" svg:x2="14.5cm" svg:y2="13.2cm">
            <text:p/>
          </draw:line>
          <draw:line draw:style-name="gr62" draw:text-style-name="P13" draw:layer="layout" svg:x1="16cm" svg:y1="11.2cm" svg:x2="16cm" svg:y2="13.2cm">
            <text:p/>
          </draw:line>
          <draw:line draw:style-name="gr62" draw:text-style-name="P13" draw:layer="layout" svg:x1="13cm" svg:y1="12.2cm" svg:x2="13cm" svg:y2="13.2cm">
            <text:p/>
          </draw:line>
          <draw:line draw:style-name="gr62" draw:text-style-name="P13" draw:layer="layout" svg:x1="14.5cm" svg:y1="11.25cm" svg:x2="13cm" svg:y2="12.25cm">
            <text:p/>
          </draw:line>
          <draw:line draw:style-name="gr62" draw:text-style-name="P13" draw:layer="layout" svg:x1="14.5cm" svg:y1="12.25cm" svg:x2="16cm" svg:y2="13.25cm">
            <text:p/>
          </draw:line>
          <draw:custom-shape draw:style-name="gr63" draw:text-style-name="P52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29" draw:id="id29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1" draw:id="id31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27" draw:id="id27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3" draw:layer="layout" svg:x1="17.5cm" svg:y1="4.25cm" svg:x2="14.5cm" svg:y2="4.25cm">
            <text:p/>
          </draw:line>
          <draw:line draw:style-name="gr62" draw:text-style-name="P13" draw:layer="layout" svg:x1="14.5cm" svg:y1="3.2cm" svg:x2="14.5cm" svg:y2="5.3cm">
            <text:p/>
          </draw:line>
          <draw:line draw:style-name="gr62" draw:text-style-name="P13" draw:layer="layout" svg:x1="13cm" svg:y1="4.3cm" svg:x2="13cm" svg:y2="5.1cm">
            <text:p/>
          </draw:line>
          <draw:line draw:style-name="gr62" draw:text-style-name="P13" draw:layer="layout" svg:x1="16cm" svg:y1="4.3cm" svg:x2="16cm" svg:y2="5.1cm">
            <text:p/>
          </draw:line>
          <draw:line draw:style-name="gr62" draw:text-style-name="P13" draw:layer="layout" svg:x1="14.5cm" svg:y1="3.25cm" svg:x2="13cm" svg:y2="4.25cm">
            <text:p/>
          </draw:line>
          <draw:line draw:style-name="gr62" draw:text-style-name="P13" draw:layer="layout" svg:x1="16cm" svg:y1="5.25cm" svg:x2="13cm" svg:y2="5.25cm">
            <text:p/>
          </draw:line>
          <draw:g>
            <draw:line draw:style-name="gr62" draw:text-style-name="P13" draw:layer="layout" svg:x1="23.5cm" svg:y1="11.3cm" svg:x2="23.5cm" svg:y2="13.3cm">
              <text:p/>
            </draw:line>
          </draw:g>
          <draw:custom-shape draw:style-name="gr63" draw:text-style-name="P52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5" draw:id="id35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3" draw:layer="layout" svg:x1="7cm" svg:y1="11.2cm" svg:x2="7cm" svg:y2="12.2cm">
            <text:p/>
          </draw:line>
          <draw:line draw:style-name="gr62" draw:text-style-name="P13" draw:layer="layout" svg:x1="5.5cm" svg:y1="11.2cm" svg:x2="5.5cm" svg:y2="12.2cm">
            <text:p/>
          </draw:line>
          <draw:line draw:style-name="gr62" draw:text-style-name="P13" draw:layer="layout" svg:x1="7cm" svg:y1="11.25cm" svg:x2="5.5cm" svg:y2="11.25cm">
            <text:p/>
          </draw:line>
          <draw:line draw:style-name="gr62" draw:text-style-name="P13" draw:layer="layout" svg:x1="7cm" svg:y1="12.25cm" svg:x2="5.5cm" svg:y2="12.25cm">
            <text:p/>
          </draw:line>
          <draw:custom-shape draw:style-name="gr63" draw:text-style-name="P52" xml:id="id38" draw:id="id38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0" draw:id="id30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52" xml:id="id33" draw:id="id33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2" draw:text-style-name="P13" draw:layer="layout" svg:x1="14.5cm" svg:y1="7.25cm" svg:x2="13cm" svg:y2="8.25cm">
            <text:p/>
          </draw:line>
          <draw:line draw:style-name="gr62" draw:text-style-name="P13" draw:layer="layout" svg:x1="14.5cm" svg:y1="7.25cm" svg:x2="16cm" svg:y2="8.25cm">
            <text:p/>
          </draw:line>
          <draw:line draw:style-name="gr62" draw:text-style-name="P13" draw:layer="layout" svg:x1="16cm" svg:y1="7.25cm" svg:x2="17.5cm" svg:y2="8.25cm">
            <text:p/>
          </draw:line>
          <draw:line draw:style-name="gr62" draw:text-style-name="P13" draw:layer="layout" svg:x1="16cm" svg:y1="7.3cm" svg:x2="16cm" svg:y2="8.1cm">
            <text:p/>
          </draw:line>
          <draw:line draw:style-name="gr62" draw:text-style-name="P13" draw:layer="layout" svg:x1="17.5cm" svg:y1="8.3cm" svg:x2="17.5cm" svg:y2="9.1cm">
            <text:p/>
          </draw:line>
          <draw:line draw:style-name="gr62" draw:text-style-name="P13" draw:layer="layout" svg:x1="14.5cm" svg:y1="7.2cm" svg:x2="14.5cm" svg:y2="9.2cm">
            <text:p/>
          </draw:line>
          <draw:line draw:style-name="gr62" draw:text-style-name="P13" draw:layer="layout" svg:x1="16cm" svg:y1="8.25cm" svg:x2="14.5cm" svg:y2="9.25cm">
            <text:p/>
          </draw:line>
          <draw:connector draw:style-name="gr64" draw:text-style-name="P13" draw:layer="layout" draw:line-skew="-0.8cm" svg:x1="13cm" svg:y1="5.5cm" svg:x2="5.5cm" svg:y2="7cm" draw:start-shape="id27" draw:start-glue-point="2" svg:d="M13000 5500v200h-7500v1300" svg:viewBox="0 0 7501 1501">
            <text:p/>
          </draw:connector>
          <draw:connector draw:style-name="gr64" draw:text-style-name="P13" draw:layer="layout" draw:line-skew="-0.55cm" svg:x1="13cm" svg:y1="5.5cm" svg:x2="7cm" svg:y2="7cm" draw:start-shape="id27" draw:start-glue-point="2" draw:end-shape="id28" draw:end-glue-point="0" svg:d="M13000 5500v200h-6000v1300" svg:viewBox="0 0 6001 1501">
            <text:p/>
          </draw:connector>
          <draw:connector draw:style-name="gr64" draw:text-style-name="P13" draw:layer="layout" svg:x1="14.5cm" svg:y1="5.5cm" svg:x2="14.5cm" svg:y2="7cm" draw:start-shape="id29" draw:start-glue-point="2" draw:end-shape="id30" draw:end-glue-point="0" svg:d="M14500 5500v1500" svg:viewBox="0 0 1 1501">
            <text:p/>
          </draw:connector>
          <draw:connector draw:style-name="gr64" draw:text-style-name="P13" draw:layer="layout" draw:line-skew="-0.55cm" svg:x1="16cm" svg:y1="5.5cm" svg:x2="23.5cm" svg:y2="7cm" draw:start-shape="id31" draw:start-glue-point="2" draw:end-shape="id32" draw:end-glue-point="0" svg:d="M16000 5500v200h7500v1300" svg:viewBox="0 0 7501 1501">
            <text:p/>
          </draw:connector>
          <draw:connector draw:style-name="gr64" draw:text-style-name="P13" draw:layer="layout" svg:x1="16cm" svg:y1="5.5cm" svg:x2="16cm" svg:y2="7cm" draw:end-shape="id33" draw:end-glue-point="0" svg:d="M16000 5500v1500" svg:viewBox="0 0 1 1501">
            <text:p/>
          </draw:connector>
          <draw:connector draw:style-name="gr64" draw:text-style-name="P13" draw:layer="layout" svg:x1="5.5cm" svg:y1="7.5cm" svg:x2="5.5cm" svg:y2="11cm" draw:start-shape="id34" draw:start-glue-point="2" draw:end-shape="id35" draw:end-glue-point="0" svg:d="M5500 7500v3500" svg:viewBox="0 0 1 3501">
            <text:p/>
          </draw:connector>
          <draw:connector draw:style-name="gr64" draw:text-style-name="P13" draw:layer="layout" svg:x1="7cm" svg:y1="8.5cm" svg:x2="14.5cm" svg:y2="11cm" draw:start-shape="id36" draw:start-glue-point="2" draw:end-shape="id37" svg:d="M7000 8500v1250h7500v1250" svg:viewBox="0 0 7501 2501">
            <text:p/>
          </draw:connector>
          <draw:connector draw:style-name="gr64" draw:text-style-name="P13" draw:layer="layout" svg:x1="14.5cm" svg:y1="9.5cm" svg:x2="14.5cm" svg:y2="11cm" draw:start-shape="id38" draw:start-glue-point="2" draw:end-shape="id37" draw:end-glue-point="0" svg:d="M14500 9500v1500" svg:viewBox="0 0 1 1501">
            <text:p/>
          </draw:connector>
          <draw:connector draw:style-name="gr64" draw:text-style-name="P13" draw:layer="layout" svg:x1="23.5cm" svg:y1="8.5cm" svg:x2="23.5cm" svg:y2="11cm" draw:start-shape="id39" draw:start-glue-point="2" draw:end-shape="id40" draw:end-glue-point="0" svg:d="M23500 8500v2500" svg:viewBox="0 0 1 250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line draw:style-name="gr65" draw:text-style-name="P53" draw:layer="layout" svg:x1="25cm" svg:y1="11.75cm" svg:x2="25cm" svg:y2="14cm">
            <text:p/>
          </draw:line>
          <draw:line draw:style-name="gr65" draw:text-style-name="P53" draw:layer="layout" svg:x1="19.5cm" svg:y1="11.75cm" svg:x2="19.5cm" svg:y2="14cm">
            <text:p/>
          </draw:line>
          <draw:line draw:style-name="gr65" draw:text-style-name="P53" draw:layer="layout" svg:x1="14cm" svg:y1="11.75cm" svg:x2="14cm" svg:y2="14cm">
            <text:p/>
          </draw:line>
          <draw:line draw:style-name="gr65" draw:text-style-name="P53" draw:layer="layout" svg:x1="3cm" svg:y1="11.75cm" svg:x2="3cm" svg:y2="14cm">
            <text:p/>
          </draw:line>
          <draw:line draw:style-name="gr65" draw:text-style-name="P53" draw:layer="layout" svg:x1="8.5cm" svg:y1="11.75cm" svg:x2="8.5cm" svg:y2="14cm">
            <text:p/>
          </draw:line>
          <draw:line draw:style-name="gr66" draw:text-style-name="P53" draw:layer="layout" svg:x1="14cm" svg:y1="7.625cm" svg:x2="14cm" svg:y2="11.75cm">
            <text:p/>
          </draw:line>
          <draw:line draw:style-name="gr66" draw:text-style-name="P53" draw:layer="layout" svg:x1="14cm" svg:y1="7.625cm" svg:x2="19.5cm" svg:y2="11.75cm">
            <text:p/>
          </draw:line>
          <draw:line draw:style-name="gr66" draw:text-style-name="P53" draw:layer="layout" svg:x1="23cm" svg:y1="11cm" svg:x2="25cm" svg:y2="13.25cm">
            <text:p/>
          </draw:line>
          <draw:line draw:style-name="gr66" draw:text-style-name="P53" draw:layer="layout" svg:x1="14cm" svg:y1="3.5cm" svg:x2="3cm" svg:y2="11.75cm">
            <text:p/>
          </draw:line>
          <draw:line draw:style-name="gr66" draw:text-style-name="P53" draw:layer="layout" svg:x1="14cm" svg:y1="3.5cm" svg:x2="14cm" svg:y2="7.25cm">
            <text:p/>
          </draw:line>
          <draw:line draw:style-name="gr66" draw:text-style-name="P53" draw:layer="layout" svg:x1="14cm" svg:y1="3.5cm" svg:x2="25cm" svg:y2="11.75cm">
            <text:p/>
          </draw:line>
          <draw:line draw:style-name="gr66" draw:text-style-name="P53" draw:layer="layout" svg:x1="14cm" svg:y1="7.625cm" svg:x2="8.5cm" svg:y2="11.75cm">
            <text:p/>
          </draw:line>
          <draw:frame draw:style-name="gr67" draw:text-style-name="P54" draw:layer="layout" svg:width="4cm" svg:height="3cm" svg:x="12cm" svg:y="2cm">
            <draw:text-box>
              <text:p><text:span text:style-name="T12">Kernel</text:span></text:p>
              <text:p><text:span text:style-name="T12">Base</text:span></text:p>
            </draw:text-box>
          </draw:frame>
          <draw:frame draw:style-name="gr68" draw:text-style-name="P54" draw:layer="layout" svg:width="4cm" svg:height="3cm" svg:x="6.5cm" svg:y="6.125cm">
            <draw:text-box>
              <text:p><text:span text:style-name="T12">Networking</text:span></text:p>
            </draw:text-box>
          </draw:frame>
          <draw:frame draw:style-name="gr67" draw:text-style-name="P54" draw:layer="layout" svg:width="4cm" svg:height="3cm" svg:x="12cm" svg:y="6.125cm">
            <draw:text-box>
              <text:p><text:span text:style-name="T12">Device Driver</text:span></text:p>
            </draw:text-box>
          </draw:frame>
          <draw:frame draw:style-name="gr67" draw:text-style-name="P54" draw:layer="layout" svg:width="4cm" svg:height="3cm" svg:x="17.5cm" svg:y="10.25cm">
            <draw:text-box>
              <text:p><text:span text:style-name="T12">USB Driver</text:span></text:p>
            </draw:text-box>
          </draw:frame>
          <draw:frame draw:style-name="gr67" draw:text-style-name="P54" draw:layer="layout" svg:width="4cm" svg:height="3cm" svg:x="6.5cm" svg:y="10.175cm">
            <draw:text-box>
              <text:p><text:span text:style-name="T12">SCSI Driver</text:span></text:p>
            </draw:text-box>
          </draw:frame>
          <draw:frame draw:style-name="gr69" draw:text-style-name="P55" draw:layer="layout" svg:width="4cm" svg:height="3cm" svg:x="1cm" svg:y="10.25cm">
            <draw:text-box>
              <text:p><text:span text:style-name="T12">...</text:span></text:p>
            </draw:text-box>
          </draw:frame>
          <draw:frame draw:style-name="gr69" draw:text-style-name="P55" draw:layer="layout" svg:width="4cm" svg:height="3cm" svg:x="23cm" svg:y="10.25cm">
            <draw:text-box>
              <text:p><text:span text:style-name="T12">...</text:span></text:p>
            </draw:text-box>
          </draw:frame>
          <draw:frame draw:style-name="gr67" draw:text-style-name="P54" draw:layer="layout" svg:width="4cm" svg:height="3cm" svg:x="17.5cm" svg:y="6.125cm">
            <draw:text-box>
              <text:p><text:span text:style-name="T12">Memory Manage-ment</text:span></text:p>
            </draw:text-box>
          </draw:frame>
          <draw:frame draw:style-name="gr67" draw:text-style-name="P54" draw:layer="layout" svg:width="4cm" svg:height="3cm" svg:x="11.973cm" svg:y="10.226cm">
            <draw:text-box>
              <text:p><text:span text:style-name="T12">Graphics Driver</text:span></text:p>
            </draw:text-box>
          </draw:frame>
        </draw:g>
      </draw:page>
      <draw:page draw:name="page8" draw:style-name="dp1" draw:master-page-name="Default">
        <office:forms form:automatic-focus="false" form:apply-design-mode="false"/>
        <draw:g>
          <draw:line draw:style-name="gr65" draw:text-style-name="P56" draw:layer="layout" svg:x1="25cm" svg:y1="11.75cm" svg:x2="25cm" svg:y2="14cm">
            <text:p/>
          </draw:line>
          <draw:line draw:style-name="gr65" draw:text-style-name="P56" draw:layer="layout" svg:x1="19.5cm" svg:y1="11.75cm" svg:x2="19.5cm" svg:y2="14cm">
            <text:p/>
          </draw:line>
          <draw:line draw:style-name="gr65" draw:text-style-name="P56" draw:layer="layout" svg:x1="14cm" svg:y1="11.75cm" svg:x2="14cm" svg:y2="14cm">
            <text:p/>
          </draw:line>
          <draw:line draw:style-name="gr65" draw:text-style-name="P56" draw:layer="layout" svg:x1="3cm" svg:y1="11.75cm" svg:x2="3cm" svg:y2="14cm">
            <text:p/>
          </draw:line>
          <draw:line draw:style-name="gr65" draw:text-style-name="P56" draw:layer="layout" svg:x1="8.5cm" svg:y1="11.75cm" svg:x2="8.5cm" svg:y2="14cm">
            <text:p/>
          </draw:line>
          <draw:line draw:style-name="gr70" draw:text-style-name="P57" draw:layer="layout" svg:x1="14cm" svg:y1="3.5cm" svg:x2="3cm" svg:y2="11.75cm">
            <text:p/>
          </draw:line>
          <draw:line draw:style-name="gr70" draw:text-style-name="P57" draw:layer="layout" svg:x1="14cm" svg:y1="3.5cm" svg:x2="14cm" svg:y2="11.75cm">
            <text:p/>
          </draw:line>
          <draw:line draw:style-name="gr70" draw:text-style-name="P57" draw:layer="layout" svg:x1="14cm" svg:y1="3.5cm" svg:x2="25cm" svg:y2="11.75cm">
            <text:p/>
          </draw:line>
          <draw:line draw:style-name="gr70" draw:text-style-name="P57" draw:layer="layout" svg:x1="14cm" svg:y1="7.625cm" svg:x2="8.5cm" svg:y2="11.75cm">
            <text:p/>
          </draw:line>
          <draw:line draw:style-name="gr70" draw:text-style-name="P57" draw:layer="layout" svg:x1="14cm" svg:y1="7.625cm" svg:x2="19.5cm" svg:y2="11.75cm">
            <text:p/>
          </draw:line>
          <draw:frame draw:style-name="gr69" draw:text-style-name="P58" draw:layer="layout" svg:width="4cm" svg:height="3cm" svg:x="1cm" svg:y="10.25cm">
            <draw:text-box>
              <text:p><text:span text:style-name="T12">...</text:span></text:p>
            </draw:text-box>
          </draw:frame>
          <draw:frame draw:style-name="gr69" draw:text-style-name="P58" draw:layer="layout" svg:width="4cm" svg:height="3cm" svg:x="23cm" svg:y="10.25cm">
            <draw:text-box>
              <text:p><text:span text:style-name="T12">...</text:span></text:p>
            </draw:text-box>
          </draw:frame>
          <draw:frame draw:style-name="gr69" draw:text-style-name="P59" draw:layer="layout" svg:width="4cm" svg:height="1.5cm" svg:x="12cm" svg:y="3.5cm">
            <draw:text-box>
              <text:p><text:span text:style-name="T13">Kernel</text:span></text:p>
              <text:p><text:span text:style-name="T13">Base</text:span></text:p>
            </draw:text-box>
          </draw:frame>
          <draw:frame draw:style-name="gr67" draw:text-style-name="P60" draw:layer="layout" svg:width="4cm" svg:height="1.5cm" svg:x="12cm" svg:y="2cm">
            <draw:text-box>
              <text:p><text:span text:style-name="T13">Linus</text:span></text:p>
              <text:p><text:span text:style-name="T13">Torvalds</text:span></text:p>
            </draw:text-box>
          </draw:frame>
          <draw:frame draw:style-name="gr69" draw:text-style-name="P59" draw:layer="layout" svg:width="4cm" svg:height="1.5cm" svg:x="17.5cm" svg:y="11.75cm">
            <draw:text-box>
              <text:p><text:span text:style-name="T13">USB Driver</text:span></text:p>
            </draw:text-box>
          </draw:frame>
          <draw:frame draw:style-name="gr67" draw:text-style-name="P60" draw:layer="layout" svg:width="4cm" svg:height="1.5cm" svg:x="17.5cm" svg:y="10.25cm">
            <draw:text-box>
              <text:p><text:span text:style-name="T13">Li Yang</text:span></text:p>
            </draw:text-box>
          </draw:frame>
          <draw:frame draw:style-name="gr69" draw:text-style-name="P59" draw:layer="layout" svg:width="4cm" svg:height="1.5cm" svg:x="6.5cm" svg:y="11.75cm">
            <draw:text-box>
              <text:p><text:span text:style-name="T13">SCSI Driver</text:span></text:p>
            </draw:text-box>
          </draw:frame>
          <draw:frame draw:style-name="gr67" draw:text-style-name="P60" draw:layer="layout" svg:width="4cm" svg:height="1.5cm" svg:x="6.5cm" svg:y="10.25cm">
            <draw:text-box>
              <text:p><text:span text:style-name="T13">Dario</text:span></text:p>
              <text:p><text:span text:style-name="T13">Ballabio</text:span></text:p>
            </draw:text-box>
          </draw:frame>
          <draw:frame draw:style-name="gr69" draw:text-style-name="P59" draw:layer="layout" svg:width="4cm" svg:height="1.5cm" svg:x="12cm" svg:y="7.625cm">
            <draw:text-box>
              <text:p><text:span text:style-name="T13">Device Driver</text:span></text:p>
            </draw:text-box>
          </draw:frame>
          <draw:frame draw:style-name="gr67" draw:text-style-name="P60" draw:layer="layout" svg:width="4cm" svg:height="1.5cm" svg:x="12cm" svg:y="6.125cm">
            <draw:text-box>
              <text:p><text:span text:style-name="T13">Greg Kroah- Hartman</text:span></text:p>
            </draw:text-box>
          </draw:frame>
          <draw:frame draw:style-name="gr71" draw:text-style-name="P59" draw:layer="layout" svg:width="4cm" svg:height="1.5cm" svg:x="6.5cm" svg:y="7.625cm">
            <draw:text-box>
              <text:p><text:span text:style-name="T13">Networking</text:span></text:p>
            </draw:text-box>
          </draw:frame>
          <draw:frame draw:style-name="gr68" draw:text-style-name="P60" draw:layer="layout" svg:width="4cm" svg:height="1.5cm" svg:x="6.5cm" svg:y="6.125cm">
            <draw:text-box>
              <text:p><text:span text:style-name="T13">David S.</text:span></text:p>
              <text:p><text:span text:style-name="T13">Miller</text:span></text:p>
            </draw:text-box>
          </draw:frame>
          <draw:frame draw:style-name="gr69" draw:text-style-name="P59" draw:layer="layout" svg:width="4cm" svg:height="1.5cm" svg:x="17.5cm" svg:y="7.625cm">
            <draw:text-box>
              <text:p><text:span text:style-name="T13">Memory Management</text:span></text:p>
            </draw:text-box>
          </draw:frame>
          <draw:frame draw:style-name="gr67" draw:text-style-name="P60" draw:layer="layout" svg:width="4cm" svg:height="1.5cm" svg:x="17.5cm" svg:y="6.125cm">
            <draw:text-box>
              <text:p><text:span text:style-name="T13">Balbir</text:span></text:p>
              <text:p><text:span text:style-name="T13">Singh</text:span></text:p>
            </draw:text-box>
          </draw:frame>
          <draw:frame draw:style-name="gr69" draw:text-style-name="P59" draw:layer="layout" svg:width="4cm" svg:height="1.5cm" svg:x="12cm" svg:y="11.75cm">
            <draw:text-box>
              <text:p><text:span text:style-name="T13">Graphics Driver</text:span></text:p>
            </draw:text-box>
          </draw:frame>
          <draw:frame draw:style-name="gr67" draw:text-style-name="P60" draw:layer="layout" svg:width="4cm" svg:height="1.5cm" svg:x="12cm" svg:y="10.25cm">
            <draw:text-box>
              <text:p><text:span text:style-name="T13">Dave</text:span></text:p>
              <text:p><text:span text:style-name="T13">Airlie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line draw:style-name="gr72" draw:text-style-name="P57" draw:layer="layout" svg:x1="16cm" svg:y1="12.4cm" svg:x2="21cm" svg:y2="12.4cm">
            <text:p/>
          </draw:line>
          <draw:line draw:style-name="gr72" draw:text-style-name="P57" draw:layer="layout" svg:x1="12cm" svg:y1="12.4cm" svg:x2="7cm" svg:y2="12.4cm">
            <text:p/>
          </draw:line>
          <draw:line draw:style-name="gr73" draw:text-style-name="P57" draw:layer="layout" svg:x1="14cm" svg:y1="5.2cm" svg:x2="14cm" svg:y2="8cm">
            <text:p/>
          </draw:line>
          <draw:line draw:style-name="gr73" draw:text-style-name="P57" draw:layer="layout" svg:x1="14cm" svg:y1="9.6cm" svg:x2="14cm" svg:y2="12.4cm">
            <text:p/>
          </draw:line>
          <draw:g>
            <draw:frame draw:style-name="gr69" draw:text-style-name="P59" draw:layer="layout" svg:width="4cm" svg:height="1.6cm" svg:x="12cm" svg:y="3.6cm">
              <draw:text-box>
                <text:p><text:span text:style-name="T13">Kernel</text:span></text:p>
                <text:p><text:span text:style-name="T13">Base</text:span></text:p>
              </draw:text-box>
            </draw:frame>
            <draw:frame draw:style-name="gr67" draw:text-style-name="P60" draw:layer="layout" svg:width="4cm" svg:height="1.6cm" svg:x="12cm" svg:y="2cm">
              <draw:text-box>
                <text:p><text:span text:style-name="T13">Linus</text:span></text:p>
                <text:p><text:span text:style-name="T13">Torvalds</text:span></text:p>
              </draw:text-box>
            </draw:frame>
          </draw:g>
          <draw:g>
            <draw:frame draw:style-name="gr69" draw:text-style-name="P59" draw:layer="layout" svg:width="4cm" svg:height="1.6cm" svg:x="12cm" svg:y="12.4cm">
              <draw:text-box>
                <text:p><text:span text:style-name="T13">SCSI Driver</text:span></text:p>
              </draw:text-box>
            </draw:frame>
            <draw:frame draw:style-name="gr67" draw:text-style-name="P60" draw:layer="layout" svg:width="4cm" svg:height="1.6cm" svg:x="12cm" svg:y="10.8cm">
              <draw:text-box>
                <text:p><text:span text:style-name="T13">Dario</text:span></text:p>
                <text:p><text:span text:style-name="T13">Ballabio</text:span></text:p>
              </draw:text-box>
            </draw:frame>
          </draw:g>
          <draw:g>
            <draw:frame draw:style-name="gr69" draw:text-style-name="P59" draw:layer="layout" svg:width="4cm" svg:height="1.6cm" svg:x="12cm" svg:y="8cm">
              <draw:text-box>
                <text:p><text:span text:style-name="T13">Device Driver</text:span></text:p>
              </draw:text-box>
            </draw:frame>
            <draw:frame draw:style-name="gr67" draw:text-style-name="P60" draw:layer="layout" svg:width="4cm" svg:height="1.6cm" svg:x="12cm" svg:y="6.4cm">
              <draw:text-box>
                <text:p><text:span text:style-name="T13">Greg Kroah- Hartman</text:span></text:p>
              </draw:text-box>
            </draw:frame>
          </draw:g>
          <draw:g>
            <draw:frame draw:style-name="gr69" draw:text-style-name="P59" draw:layer="layout" svg:width="4cm" svg:height="1.6cm" svg:x="5cm" svg:y="12.4cm">
              <draw:text-box>
                <text:p><text:span text:style-name="T13">Screw Driver</text:span></text:p>
              </draw:text-box>
            </draw:frame>
            <draw:frame draw:style-name="gr67" draw:text-style-name="P60" draw:layer="layout" svg:width="4cm" svg:height="1.6cm" svg:x="5cm" svg:y="10.8cm">
              <draw:text-box>
                <text:p><text:span text:style-name="T13">Random A.</text:span></text:p>
                <text:p><text:span text:style-name="T13">Hacker</text:span></text:p>
              </draw:text-box>
            </draw:frame>
          </draw:g>
          <draw:g>
            <draw:frame draw:style-name="gr69" draw:text-style-name="P59" draw:layer="layout" svg:width="4cm" svg:height="1.6cm" svg:x="19cm" svg:y="12.4cm">
              <draw:text-box>
                <text:p><text:span text:style-name="T13">Scuba</text:span></text:p>
                <text:p><text:span text:style-name="T13">Driver</text:span></text:p>
              </draw:text-box>
            </draw:frame>
            <draw:frame draw:style-name="gr67" draw:text-style-name="P60" draw:layer="layout" svg:width="4cm" svg:height="1.6cm" svg:x="19cm" svg:y="10.8cm">
              <draw:text-box>
                <text:p><text:span text:style-name="T13">Random B. Hacke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gradient-name="Gradient_20_3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svg:stroke-width="0.2cm" svg:stroke-color="#ffffff" draw:marker-start-width="0.65cm" draw:marker-end-width="0.65cm" draw:fill="solid" draw:fill-color="#404040"/>
      <style:text-properties fo:color="#ffffff" fo:font-size="32pt" fo:font-weight="bold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cs_25_20Template" style:display-name="Graphics%20Template" style:page-layout-name="PM0" draw:style-name="Mdp1"/>
    <style:master-page style:name="True_25_20Blue_25_20Drawing" style:display-name="True%20Blue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6:37:57</meta:creation-date>
    <meta:editing-duration>PT6H21M18S</meta:editing-duration>
    <meta:editing-cycles>75</meta:editing-cycles>
    <meta:generator>LibreOffice/6.0.7.3$Linux_X86_64 LibreOffice_project/00m0$Build-3</meta:generator>
    <meta:initial-creator>Dirk Riehle</meta:initial-creator>
    <dc:date>2019-01-25T16:13:16.832456595</dc:date>
    <dc:creator>D R</dc:creator>
    <meta:document-statistic meta:object-count="288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